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60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7_3YR_B22005B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Household received Food Stamps in the past 12 months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Household received Food Stamps in the past 12 months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Household did not receive Food Stamps in the past 12 month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Household did not receive Food Stamps in the past 12 mont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6.0.7.3$Linux_X86_64 LibreOffice_project/00m0$Build-3</meta:generator>
  </office:meta>
</office:document-meta>
</file>